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3</text:p>
          </table:table-cell>
          <table:table-cell table:number-columns-repeated="3" office:value-type="string" calcext:value-type="string">
            <text:p>step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4194340" calcext:value-type="float">
            <text:p>4194340</text:p>
          </table:table-cell>
          <table:table-cell office:value-type="float" office:value="4194344" calcext:value-type="float">
            <text:p>4194344</text:p>
          </table:table-cell>
          <table:table-cell office:value-type="float" office:value="4194348" calcext:value-type="float">
            <text:p>4194348</text:p>
          </table:table-cell>
          <table:table-cell office:value-type="float" office:value="4194352" calcext:value-type="float">
            <text:p>4194352</text:p>
          </table:table-cell>
          <table:table-cell table:style-name="ce1" office:value-type="float" office:value="4194356" calcext:value-type="float">
            <text:p>4194356</text:p>
          </table:table-cell>
          <table:table-cell table:style-name="ce1" office:value-type="float" office:value="4194360" calcext:value-type="float">
            <text:p>4194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table:number-columns-repeated="6" table:style-name="ce1" office:value-type="float" office:value="4194328" calcext:value-type="float">
            <text:p>4194328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3</text:p>
          </table:table-cell>
          <table:table-cell office:value-type="string" calcext:value-type="string">
            <text:p>step4</text:p>
          </table:table-cell>
          <table:table-cell office:value-type="string" calcext:value-type="string">
            <text:p>step5</text:p>
          </table:table-cell>
          <table:table-cell office:value-type="string" calcext:value-type="string">
            <text:p>step6</text:p>
          </table:table-cell>
          <table:table-cell office:value-type="string" calcext:value-type="string">
            <text:p>step7</text:p>
          </table:table-cell>
          <table:table-cell office:value-type="string" calcext:value-type="string">
            <text:p>step8</text:p>
          </table:table-cell>
          <table:table-cell office:value-type="string" calcext:value-type="string">
            <text:p>step9</text:p>
          </table:table-cell>
          <table:table-cell office:value-type="string" calcext:value-type="string">
            <text:p>step10</text:p>
          </table:table-cell>
          <table:table-cell office:value-type="string" calcext:value-type="string">
            <text:p>step11</text:p>
          </table:table-cell>
          <table:table-cell office:value-type="string" calcext:value-type="string">
            <text:p>step12</text:p>
          </table:table-cell>
          <table:table-cell office:value-type="string" calcext:value-type="string">
            <text:p>step13</text:p>
          </table:table-cell>
          <table:table-cell office:value-type="string" calcext:value-type="string">
            <text:p>step14</text:p>
          </table:table-cell>
          <table:table-cell office:value-type="string" calcext:value-type="string">
            <text:p>step15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4194308" calcext:value-type="float">
            <text:p>4194308</text:p>
          </table:table-cell>
          <table:table-cell office:value-type="float" office:value="4194312" calcext:value-type="float">
            <text:p>4194312</text:p>
          </table:table-cell>
          <table:table-cell office:value-type="float" office:value="4194316" calcext:value-type="float">
            <text:p>4194316</text:p>
          </table:table-cell>
          <table:table-cell office:value-type="float" office:value="4194320" calcext:value-type="float">
            <text:p>4194320</text:p>
          </table:table-cell>
          <table:table-cell office:value-type="float" office:value="4194324" calcext:value-type="float">
            <text:p>4194324</text:p>
          </table:table-cell>
          <table:table-cell office:value-type="float" office:value="4194340" calcext:value-type="float">
            <text:p>4194340</text:p>
          </table:table-cell>
          <table:table-cell office:value-type="float" office:value="4194344" calcext:value-type="float">
            <text:p>4194344</text:p>
          </table:table-cell>
          <table:table-cell office:value-type="float" office:value="4194348" calcext:value-type="float">
            <text:p>4194348</text:p>
          </table:table-cell>
          <table:table-cell office:value-type="float" office:value="4194352" calcext:value-type="float">
            <text:p>4194352</text:p>
          </table:table-cell>
          <table:table-cell office:value-type="float" office:value="4194356" calcext:value-type="float">
            <text:p>4194356</text:p>
          </table:table-cell>
          <table:table-cell office:value-type="float" office:value="4194360" calcext:value-type="float">
            <text:p>4194360</text:p>
          </table:table-cell>
          <table:table-cell office:value-type="float" office:value="4194364" calcext:value-type="float">
            <text:p>4194364</text:p>
          </table:table-cell>
          <table:table-cell office:value-type="float" office:value="4194368" calcext:value-type="float">
            <text:p>4194368</text:p>
          </table:table-cell>
          <table:table-cell office:value-type="float" office:value="4194372" calcext:value-type="float">
            <text:p>4194372</text:p>
          </table:table-cell>
          <table:table-cell office:value-type="float" office:value="4194376" calcext:value-type="float">
            <text:p>4194376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520" calcext:value-type="float">
            <text:p>23520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4194328" calcext:value-type="float">
            <text:p>4194328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5000" calcext:value-type="float">
            <text:p>25000</text:p>
          </table:table-cell>
          <table:table-cell table:number-columns-repeated="3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table:number-columns-repeated="1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6:00:36.700252150</meta:creation-date>
    <meta:generator>LibreOffice/6.0.7.3$Linux_X86_64 LibreOffice_project/00m0$Build-3</meta:generator>
    <dc:date>2019-02-20T06:48:30.493768640</dc:date>
    <meta:editing-duration>PT25M12S</meta:editing-duration>
    <meta:editing-cycles>3</meta:editing-cycles>
    <meta:document-statistic meta:table-count="1" meta:cell-count="211" meta:object-count="0"/>
    <meta:user-defined meta:name="qrichtext">1</meta:user-defined>
  </office:meta>
</office:document-meta>
</file>